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SIZEOF</text:span><text:span text:style-name="T2"/></text:p>
      <text:p text:style-name="P2"><text:span text:style-name="T2"/></text:p>
      <text:p text:style-name="P2"><text:span text:style-name="T3">SIZEOF LITERAL STRING</text:span><text:span text:style-name="T4"/></text:p>
      <text:p text:style-name="P3"><draw:frame text:anchor-type="as-char" svg:width="142.24mm" svg:height="10.58mm" style:rel-width="scale" style:rel-height="scale"><draw:object-ole xlink:href="OleObj1"/><draw:image xlink:href="ObjectReplacements/OleObj1"/></draw:frame><text:span text:style-name="T4"/></text:p>
      <text:p text:style-name="P4"><text:span text:style-name="T4"/></text:p>
      <text:p text:style-name="P4"><text:span text:style-name="T5">SIZEOF ARRAY<text:s/></text:span><text:span text:style-name="T6"/></text:p>
      <text:p text:style-name="P5"><draw:frame text:anchor-type="as-char" svg:width="122.77mm" svg:height="31.75mm" style:rel-width="scale" style:rel-height="scale"><draw:object-ole xlink:href="OleObj2"/><draw:image xlink:href="ObjectReplacements/OleObj2"/></draw:frame><text:span text:style-name="T6"/></text:p>
      <text:p text:style-name="P6"><text:span text:style-name="T6">When we do sizeof an array we get the size the whole array occupies in bytes.</text:span></text:p>
      <text:p text:style-name="P6"><text:span text:style-name="T6"/></text:p>
      <text:p text:style-name="P6"><text:span text:style-name="T7">SIZEOF ON POINTERS</text:span><text:span text:style-name="T8"/></text:p>
      <text:p text:style-name="P6"><text:span text:style-name="T8">Pointers generally have a fixed size, for ex. on a 32-bit executable they're usually 32-bit (4 bytes). There are some exceptions, like on old 16-bit windows when you had to distinguish between 32-bit pointers and 16-bit.</text:span></text:p>
      <text:p text:style-name="P6"><text:span text:style-name="T8"/></text:p>
      <text:p text:style-name="P6"><text:span text:style-name="T9">NEAR/FAR/HUGE</text:span><text:span text:style-name="T10"/></text:p>
      <text:p text:style-name="P6"><text:span text:style-name="T10">Near pointers refer (as an offset) to the current segment. </text:span></text:p>
      <text:p text:style-name="P6"><text:span text:style-name="T11">Size: 2 bytes</text:span><text:span text:style-name="T12"/></text:p>
      <text:p text:style-name="P6"><text:span text:style-name="T12"/></text:p>
      <text:p text:style-name="P6"><text:span text:style-name="T12">Far pointers use segment info and an offset to point across segments. So, to use them, DS or CS must be changed to the specified value, the memory will be dereferenced and then the original value of DS/CS restored. Note that pointer arithmetic on them doesn't modify the segment portion of the pointer, so overflowing the offset will just wrap it around.</text:span></text:p>
      <text:p text:style-name="P6"><text:span text:style-name="T13">Size: 4 bytes</text:span><text:span text:style-name="T14"/></text:p>
      <text:p text:style-name="P6"><text:span text:style-name="T14"/></text:p>
      <text:p text:style-name="P6"><text:span text:style-name="T14">And then there are huge pointers, which are normalized to have the highest possible segment for a given address (contrary to far pointers).</text:span></text:p>
      <text:p text:style-name="P6"><text:span text:style-name="T15">Size: 4 bytes</text:span><text:span text:style-name="T16"/></text:p>
      <text:p text:style-name="P6"><text:span text:style-name="T16"/></text:p>
      <text:p text:style-name="P6"><text:span text:style-name="T16">The idea of near, far, and huge pointers dates back to when you had CPUs with smaller address spaces than the amount of RAM on the device, such as a 16 bit CPU and 1MB of RAM, so you had to use various tricks to do your own "memory paging" so the pointers would work. This was required in the early DOS days, and can still be the case in embedded devices. If you have enough CPU bits to cover all available RAM, you don't have to worry about this sort of thing, so modern desktops or devices such as smartphones that typically come with 32 bit (or bigger) CPUs don't both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